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officeooo:paragraph-rsid="001733e8"/>
    </style:style>
    <style:style style:name="P2" style:family="paragraph" style:parent-style-name="Standard">
      <style:paragraph-properties fo:text-align="justify" style:justify-single-word="false" style:writing-mode="rl-tb"/>
      <style:text-properties officeooo:paragraph-rsid="001733e8"/>
    </style:style>
    <style:style style:name="P3" style:family="paragraph" style:parent-style-name="Standard">
      <style:paragraph-properties fo:text-align="center" style:justify-single-word="false" style:writing-mode="rl-tb"/>
      <style:text-properties style:font-name="AALMAGHRIBI" fo:font-size="26pt" fo:language="en" fo:country="US" officeooo:paragraph-rsid="001733e8" style:font-name-asian="Times New Roman" style:font-size-asian="26pt" style:font-name-complex="AALMAGHRIBI1" style:font-size-complex="26pt"/>
    </style:style>
    <style:style style:name="P4" style:family="paragraph" style:parent-style-name="Standard">
      <style:paragraph-properties fo:margin-top="0in" fo:margin-bottom="0in" style:contextual-spacing="false" fo:text-align="center" style:justify-single-word="false" fo:break-before="page" style:writing-mode="rl-tb"/>
      <style:text-properties officeooo:paragraph-rsid="001733e8"/>
    </style:style>
    <style:style style:name="T1" style:family="text">
      <style:text-properties style:language-complex="fa" style:country-complex="IR"/>
    </style:style>
    <style:style style:name="T2" style:family="text">
      <style:text-properties style:font-name="AALMAGHRIBI" fo:font-size="26pt" fo:language="en" fo:country="US" style:font-name-asian="Times New Roman" style:font-size-asian="26pt" style:font-name-complex="AALMAGHRIBI1" style:font-size-complex="26pt"/>
    </style:style>
    <style:style style:name="T3" style:family="text">
      <style:text-properties fo:color="#c00000" loext:opacity="100%" style:font-name="AALMAGHRIBI" fo:font-size="26pt" fo:language="en" fo:country="US" style:font-name-asian="Times New Roman" style:font-size-asian="26pt" style:font-name-complex="AALMAGHRIBI1" style:font-size-complex="26pt"/>
    </style:style>
    <style:style style:name="T4" style:family="text">
      <style:text-properties fo:color="#c00000" loext:opacity="100%" style:font-name="AALMAGHRIBI" fo:font-size="26pt" fo:language="en" fo:country="US" style:font-name-asian="Times New Roman" style:font-size-asian="26pt" style:font-name-complex="AALMAGHRIBI1" style:font-size-complex="26pt" style:language-complex="fa" style:country-complex="IR"/>
    </style:style>
    <style:style style:name="T5" style:family="text">
      <style:text-properties style:font-name="AALMAGHRIBI" fo:font-size="26pt" fo:language="en" fo:country="US" style:font-name-asian="Times New Roman" style:font-size-asian="26pt" style:font-name-complex="AALMAGHRIBI1" style:font-size-complex="26pt" style:language-complex="fa" style:country-complex="I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itre_20_1_20_Car">[</text:span>سُورَةُ <text:span text:style-name="T1">۴</text:span>لاَحْزَابِ]</text:h>
      <text:p text:style-name="P2" loext:marker-style-name="T2"><text:span text:style-name="T2">¥ </text:span><text:span text:style-name="T3">بِسْمِ </text:span><text:span text:style-name="T4">۱</text:span><text:span text:style-name="T3">للَّهِ </text:span><text:span text:style-name="T4">۱</text:span><text:span text:style-name="T3">لرَّحْمَـٰنِ </text:span><text:span text:style-name="T4">۱</text:span><text:span text:style-name="T3">لرَّحِيمِ </text:span><text:span text:style-name="T2">يَـٰٓأَيُّهَا‏ </text:span><text:span text:style-name="T5">۰</text:span><text:span text:style-name="T2">لنَّبِىٓءُ èتَّقِ </text:span><text:span text:style-name="T5">۱</text:span><text:span text:style-name="T2">للَّهَؐ وَلاَ تُطِعِ </text:span><text:span text:style-name="T5">۱</text:span><text:span text:style-name="T2">لْكۭـٰفِـرۣينَ وَالْمُنَـٰفِقِينَؐ إِنَّ </text:span><text:span text:style-name="T5">۰</text:span><text:span text:style-name="T2">للَّهَ كَانَ عَلِيماٗ حَكِيماًؐ </text:span><text:span text:style-name="T3">(1)</text:span><text:span text:style-name="T2"> وَاتَّبِعْ مَا يُوحۭيٰٓ إِلَيْــكَ مِن رَّبِّــكَؐ إِنَّ </text:span><text:span text:style-name="T5">۰</text:span><text:span text:style-name="T2">للَّهَ كَانَ بِمَا تَعْمَلُونَ</text:span></text:p>
      <text:p text:style-name="P3" loext:marker-style-name="T2"/>
      <text:p text:style-name="P4" loext:marker-style-name="T2"><text:span text:style-name="T2">428</text:span></text:p>
      <text:p text:style-name="P2" loext:marker-style-name="T2"><text:span text:style-name="T2">خَبِيراًؐ </text:span><text:span text:style-name="T3">(2)</text:span><text:span text:style-name="T2"> وَتَوَكَّــلْ عَلَــي </text:span><text:span text:style-name="T5">۰</text:span><text:span text:style-name="T2">للَّهِؐ وَكَفۭيٰ بِاللَّهِ وَكِيلًؐا </text:span><text:span text:style-name="T3">(3)</text:span><text:span text:style-name="T2"> مَّا جَعَــلَ </text:span><text:span text:style-name="T5">۰</text:span><text:span text:style-name="T2">للَّهُ لِرَجُلٍ مِّن قَلْبَيْنِ فِى جَوْفِهِؐ” وَمَا جَعَلَ أَزْوَ؛جَكُمُ </text:span><text:span text:style-name="T5">۴ﹾ</text:span><text:span text:style-name="T2"> تَظَّهَّرُونَ مِنْهُــنَّ ٱُمَّهَـٰتِكُمْؐ وَمَا جَعَــلَ أَدْعِيَآءَكُمُ; أَبْنَآءَكُمْؐ ذَ؛لِكُمْ قَوْلُكُم بِأَفْوَ؛هِكُمْؐ وَاللَّهُ يَقُولُ </text:span><text:span text:style-name="T5">۴</text:span><text:span text:style-name="T2">لْحَقَّؐ وَهُوَ يَهْدِى </text:span><text:span text:style-name="T5">۱</text:span><text:span text:style-name="T2">لسَّبِيــلَؐ </text:span><text:span text:style-name="T3">(4)</text:span><text:span text:style-name="T2"> </text:span><text:span text:style-name="T5">۸</text:span><text:span text:style-name="T2">دْعُوهُمْ ءَلِابَآئِهِمْ هُوَ أَقْسَطُ عِندَ </text:span><text:span text:style-name="T5">۰</text:span><text:span text:style-name="T2">للَّهِؐ فَإِن لَّمْ تَعْلَمُوٓاْ ءَابَآءَهُمْ فَإِخْوَ؛نُكُمْ فِى </text:span><text:span text:style-name="T5">۱</text:span><text:span text:style-name="T2">لدِّينِ وَمَوَ؛لِيكُمْؐ وَلَيْــسَ عَلَيْكُمْ جُنَاحٌ فِيمَآ أَخْطَأْتُم بِهِؐ” وَچَكِن مَّا تَعَمَّدَتْ قُلُوبُكُمْؐ وَكَانَ </text:span><text:span text:style-name="T5">۰</text:span><text:span text:style-name="T2">للَّهُ غَفُوراً رَّحِيماٗؐ </text:span><text:span text:style-name="T3">(5)</text:span><text:span text:style-name="T2"> </text:span><text:span text:style-name="T5">۱</text:span><text:span text:style-name="T2">لنَّبِىٓءُ اَ۬وْلۭـيٰ بِالْمُومِنِينَ مِنَ اَنفُسِهِمْؐ وَأَزْوَ؛جُهُ; ٱُمَّهَـٰتُهُمْؐ وَٱُوْلُواْ </text:span><text:span text:style-name="T5">۴</text:span><text:span text:style-name="T2">لاَرْحَامِ بَعْضُهُمُ; أَوْلۭيٰ بِبَعْـضٍ فِى كِتَـٰبِ </text:span><text:span text:style-name="T5">۱</text:span><text:span text:style-name="T2">للَّهِ مِنَ </text:span><text:span text:style-name="T5">۰</text:span><text:span text:style-name="T2">لْمُومِنِينَ وَاڤْمُهَـٰجِرۣينَ إِلٓاَّ أَن تَفْعَلُوٓاْ إِلَيٰٓ أَوْلِيَآئِكُم مَّعْرُوفاًؐ كَانَ ذَ؛لِكَ فِى </text:span><text:span text:style-name="T5">۱</text:span><text:span text:style-name="T2">لْكِتَـٰبِ مَسْطُوراًؐ </text:span><text:span text:style-name="T3">(6)</text:span><text:span text:style-name="T2"> وَإِذَ اَخَذْنَا مِــنَ </text:span><text:span text:style-name="T5">۰</text:span><text:span text:style-name="T2">لنَّبِيٓــٕـﯧنَ مِيثَـٰقَهُمْ وَمِنــكَ وَمِن نُّوحٍ وَإِبْرَ؛هِيمَ وَمُوسۭيٰ وَعِيسَي "بْنِ مَرْيَمَؐ وَأَخَذْنَا مِنْهُم مِّيثَـٰقاٗ غَلِيظاً </text:span><text:span text:style-name="T3">(7)</text:span><text:span text:style-name="T2"> لِّيَسْـَٔــلَ </text:span><text:span text:style-name="T5">۰</text:span><text:span text:style-name="T2">لصَّـٰدِقِيــنَ عَن صِدْقِهِمْؐ وَأَعَدَّ لِلْكۭـٰفِـرۣينَ</text:span></text:p>
      <text:p text:style-name="P3" loext:marker-style-name="T2"/>
      <text:p text:style-name="P4" loext:marker-style-name="T2"><text:span text:style-name="T2">429</text:span></text:p>
      <text:p text:style-name="P2" loext:marker-style-name="T2"><text:span text:style-name="T2">عَذَاباٗ اَلِيماًؐ </text:span><text:span text:style-name="T3">(8)</text:span><text:span text:style-name="T2"> ® يَـٰٓأَيُّهَا </text:span><text:span text:style-name="T5">۰</text:span><text:span text:style-name="T2">لذِيــنَ ءَامَنُواْ </text:span><text:span text:style-name="T5">۶</text:span><text:span text:style-name="T2">ذْكُرُواْ نِعْمَةَ </text:span><text:span text:style-name="T5">۰</text:span><text:span text:style-name="T2">للَّهِ عَلَيْكُمُ; إِذْ جَآءَتْكُمْ جُنُودٌ فَأَرْسَلْنَا عَلَيْهِمْ رۣيحاً وَجُنُوداً لَّمْ تَرَوْهَاؐ وَكَانَ </text:span><text:span text:style-name="T5">۰</text:span><text:span text:style-name="T2">للَّهُ بِمَا تَعْمَلُونَ بَصِيراٗؐ </text:span><text:span text:style-name="T3">(9)</text:span><text:span text:style-name="T2"> اِذْ جَآءُوكُم مِّن فَوْقِكُمْ وَمِــنَ اَسْفَـلَ مِنكُمْؐ وَإِذْ زَاغَتِ </text:span><text:span text:style-name="T5">۱</text:span><text:span text:style-name="T2">لاَبْصَـٰرُ وَبَلَغَتِ </text:span><text:span text:style-name="T5">۱</text:span><text:span text:style-name="T2">لْقُلُوبُ </text:span><text:span text:style-name="T5">۴</text:span><text:span text:style-name="T2">لْحَنَاجِرَ وَتَظُنُّونَ بِاللَّهِ </text:span><text:span text:style-name="T5">۱</text:span><text:span text:style-name="T2">لظُّنُونَاؐ </text:span><text:span text:style-name="T3">(10)</text:span><text:span text:style-name="T2"> هُنَالِــكَ </text:span><text:span text:style-name="T5">۸</text:span><text:span text:style-name="T2">بْتُلِــيَ </text:span><text:span text:style-name="T5">۰</text:span><text:span text:style-name="T2">لْمُومِنُونَ وَزُلْزۣلُواْ زۣلْزَالًا شَدِيداًؐ </text:span><text:span text:style-name="T3">(11)</text:span><text:span text:style-name="T2"> وَإِذْ يَقُولُ </text:span><text:span text:style-name="T5">۴</text:span><text:span text:style-name="T2">لْمُنَـٰفِقُونَ وَالذِينَ فِى قُلُوبِهِم مَّرَضٌ مَّا وَعَدَنَا </text:span><text:span text:style-name="T5">۰</text:span><text:span text:style-name="T2">للَّهُ وَرَسُولُهُ; إِلاَّ غُرُوراًؐ </text:span><text:span text:style-name="T3">(12)</text:span><text:span text:style-name="T2"> وَإِذْ قَالَت طَّآئِفَةٌ مِّنْهُمْ يَـٰٓأَهْلَ يَثْرۣبَ لاَ مَقَامَ لَكُمْ فَارْجِعُواْؐ وَيَسْتَـٰذِنُ فَرۣيقٌ مِّنْهُمُ </text:span><text:span text:style-name="T5">۴</text:span><text:span text:style-name="T2">لنَّبِىٓءَ يَقُولُونَ إِنَّ بُيُوتَنَا عَوْرَةٌ وَمَا هِيَ بِعَوْرَةٖؐ اِنْ يُّرۣيدُونَ إِلاَّ فِرَاراًؐ </text:span><text:span text:style-name="T3">(13)</text:span><text:span text:style-name="T2"> وَلَوْ دُخِلَتْ عَلَيْهِم مِّــنَ اَقْطۭارۣهَا ثُمَّ سُئِلُواْ </text:span><text:span text:style-name="T5">۴</text:span><text:span text:style-name="T2">لْفِتْنَةَ لَأَتَوْهَا وَمَا تَلَبَّثُواْ بِهَآ إِلاَّ يَسِيراًؐ </text:span><text:span text:style-name="T3">(14)</text:span><text:span text:style-name="T2"> وَلَقَدْ كَانُواْ عَـٰهَدُواْ </text:span><text:span text:style-name="T5">۴</text:span><text:span text:style-name="T2">للَّهَ مِــن قَبْــلُ لاَ يُوَلُّونَ </text:span><text:span text:style-name="T5">۰</text:span><text:span text:style-name="T2">لاَدْبَـٰرَؐ وَكَانَ عَهْدُ </text:span><text:span text:style-name="T5">۴</text:span><text:span text:style-name="T2">للَّهِ مَسْـُٔولًؐا </text:span><text:span text:style-name="T3">(15)</text:span><text:span text:style-name="T2"> قُل لَّنْ يَّنفَعَكُمُ </text:span><text:span text:style-name="T5">۴</text:span><text:span text:style-name="T2">لْفِرَارُ إِن فَرَرْتُم مِّــنَ </text:span><text:span text:style-name="T5">۰</text:span><text:span text:style-name="T2">لْمَوْتِ أَوۣ </text:span><text:span text:style-name="T5">۱</text:span><text:span text:style-name="T2">لْقَتْلِؐ وَإِذاً لاَّ تُمَتَّعُونَ</text:span></text:p>
      <text:p text:style-name="P3" loext:marker-style-name="T2"/>
      <text:p text:style-name="P4" loext:marker-style-name="T2"><text:span text:style-name="T2">40</text:span></text:p>
      <text:p text:style-name="P2" loext:marker-style-name="T2"><text:span text:style-name="T2">إِلاَّ قَلِيلًؐا </text:span><text:span text:style-name="T3">(16)</text:span><text:span text:style-name="T2"> قُلْ مَن ذَا </text:span><text:span text:style-name="T5">۰ﻟ﮲</text:span><text:span text:style-name="T2"> يَعْصِمُكُم مِّــنَ </text:span><text:span text:style-name="T5">۰</text:span><text:span text:style-name="T2">للَّهِ إِنَ اَرَادَ بِكُمْ سُوٓءاٗ اَوَ اَرَادَ بِكُمْ رَحْمَةًؐ وَلاَ يَجِدُونَ لَهُم مِّن دُونِ </text:span><text:span text:style-name="T5">۱</text:span><text:span text:style-name="T2">للَّهِ وَلِيّاً وَلاَ نَصِيراًؐ </text:span><text:span text:style-name="T3">(17)</text:span><text:span text:style-name="T2"> © قَدْ يَعْلَمُ </text:span><text:span text:style-name="T5">۴</text:span><text:span text:style-name="T2">للَّهُ </text:span><text:span text:style-name="T5">۴</text:span><text:span text:style-name="T2">لْمُعَوّۣقِينَ مِنكُمْ وَالْقَآئِـلِينَ لِإِخْوَ؛نِهِمْ هَلُمَّ إِلَيْنَا وَلاَ يَاتُونَ </text:span><text:span text:style-name="T5">۰</text:span><text:span text:style-name="T2">لْبَأْسَ إِلاَّ قَلِيلٗا </text:span><text:span text:style-name="T3">(18)</text:span><text:span text:style-name="T2"> اَشِحَّةٗ عَلَيْكُمْؐ فَإِذَا جَآءَ </text:span><text:span text:style-name="T5">۰</text:span><text:span text:style-name="T2">لْخَوْفُ رَأَيْتَهُمْ يَنظُرُونَ إِلَيْــكَ تَدُورُ أَعْيُنُهُمْ كَاﻟ﮲ يُغْشۭــيٰ عَلَيْهِ مِــنَ </text:span><text:span text:style-name="T5">۰</text:span><text:span text:style-name="T2">لْمَوْتِؐ فَإِذَا ذَهَبَ </text:span><text:span text:style-name="T5">۰</text:span><text:span text:style-name="T2">لْخَوْفُ سَلَقُوكُم بِأَلْسِنَةٖ حِدَادٖ اَشِحَّةٗ عَلَي </text:span><text:span text:style-name="T5">۰</text:span><text:span text:style-name="T2">لْخَيْرۣؐ ٱُوْلَئِــكَ لَمْ يُومِنُواْ فَأَحْبَطَ </text:span><text:span text:style-name="T5">۰</text:span><text:span text:style-name="T2">للَّهُ أَعْمَـٰلَهُمْؐ وَكَانَ ذَ؛لِــكَ عَلَي </text:span><text:span text:style-name="T5">۰</text:span><text:span text:style-name="T2">للَّهِ يَسِيراًؐ </text:span><text:span text:style-name="T3">(19)</text:span><text:span text:style-name="T2"> يَحْسِبُونَ </text:span><text:span text:style-name="T5">۰</text:span><text:span text:style-name="T2">لاَحْزَابَ لَمْ يَذْهَبُواْؐ وَإِنْ يَّاتِ </text:span><text:span text:style-name="T5">۱</text:span><text:span text:style-name="T2">لاَحْزَابُ يَوَدُّواْ لَوَ اَنَّهُم بَادُونَ فِى </text:span><text:span text:style-name="T5">۱</text:span><text:span text:style-name="T2">لاَعْرَابِؐ يَسْـَٔلُونَ عَــنَ اَنۢبَآئِكُمْ وَلَوْ كَانُواْ فِيكُم مَّا قَـٰتَلُوٓاْ إِلاَّ قَلِيلًؐا </text:span><text:span text:style-name="T3">(20)</text:span><text:span text:style-name="T2"> لَّقَدْ كَانَ لَكُمْ فِى رَسُولِ </text:span><text:span text:style-name="T5">۱</text:span><text:span text:style-name="T2">للَّهِ إِسْوَة٘ حَسَنَةٌ لِّمَــن كَانَ يَرْجُواْ </text:span><text:span text:style-name="T5">۴</text:span><text:span text:style-name="T2">للَّهَ وَالْيَوْمَ </text:span><text:span text:style-name="T5">۰</text:span><text:span text:style-name="T2">لاَخِرَ وَذَكَرَ </text:span><text:span text:style-name="T5">۰</text:span><text:span text:style-name="T2">للَّهَ كَثِيراًؐ </text:span><text:span text:style-name="T3">(21)</text:span><text:span text:style-name="T2"> وَلَمَّا رَءَا </text:span><text:span text:style-name="T5">۰</text:span><text:span text:style-name="T2">لْمُومِنُونَ </text:span><text:span text:style-name="T5">۰</text:span><text:span text:style-name="T2">لاَحْزَابَ قَالُواْ هَـٰذَا مَا وَعَدَنَا </text:span><text:span text:style-name="T5">۰</text:span><text:span text:style-name="T2">للَّهُ وَرَسُولُهُ„ وَصَدَقققَ </text:span><text:span text:style-name="T5">۰</text:span><text:span text:style-name="T2">للَّهُ وَرَسُولُهُؐ, وَمَا زَادَهُمُ; إِلٓاَّ إِيمَـٰناً وَتَسْلِيماًؐ </text:span><text:span text:style-name="T3">(22)</text:span></text:p>
      <text:p text:style-name="P3" loext:marker-style-name="T2"/>
      <text:p text:style-name="P4" loext:marker-style-name="T2"><text:span text:style-name="T2">41</text:span></text:p>
      <text:p text:style-name="P2" loext:marker-style-name="T2"><text:span text:style-name="T2">مِّــنَ </text:span><text:span text:style-name="T5">۰</text:span><text:span text:style-name="T2">لْمُومِنِينَ رۣجَالٌ صَدَقُواْ مَا عَـٰهَدُواْ </text:span><text:span text:style-name="T5">۴</text:span><text:span text:style-name="T2">للَّهَ عَلَيْهِؐ فَمِنْهُم مَّــن قَضۭــيٰ نَحْبَهُ„ وَمِنْهُم مَّنْ يَّنتَظِرُؐ وَمَا بَدَّلُواْ تَبْدِيلًا </text:span><text:span text:style-name="T3">(23)</text:span><text:span text:style-name="T2"> ڤِّيَجْزۣيَ </text:span><text:span text:style-name="T5">۰</text:span><text:span text:style-name="T2">للَّهُ </text:span><text:span text:style-name="T5">۴</text:span><text:span text:style-name="T2">لصَّـٰدِقِينَ بِصِدْقِهِمْ وَيُعَذِّبَ </text:span><text:span text:style-name="T5">۰</text:span><text:span text:style-name="T2">لْمُنَـٰفِقِينَ إِن شَآءَ اوْ يَتُوبَ عَلَيْهِمُؐ; إِنَّ </text:span><text:span text:style-name="T5">۰</text:span><text:span text:style-name="T2">للَّهَ كَانَ غَفُوراً رَّحِيماًؐ </text:span><text:span text:style-name="T3">(24)</text:span><text:span text:style-name="T2"> ® وَرَدَّ </text:span><text:span text:style-name="T5">۰</text:span><text:span text:style-name="T2">للَّهُ </text:span><text:span text:style-name="T5">۴</text:span><text:span text:style-name="T2">لذِيــنَ كَفَرُواْ بِغَيْظِهِمْ لَمْ يَنَالُواْ خَيْراًؐ وَكَفَــي </text:span><text:span text:style-name="T5">۰</text:span><text:span text:style-name="T2">للَّهُ </text:span><text:span text:style-name="T5">۴</text:span><text:span text:style-name="T2">لْمُومِنِينَ </text:span><text:span text:style-name="T5">۰</text:span><text:span text:style-name="T2">لْقِتَالَؐ وَكَانَ </text:span><text:span text:style-name="T5">۰</text:span><text:span text:style-name="T2">للَّهُ قَوۣيّاٗ عَزۣيزاًؐ </text:span><text:span text:style-name="T3">(25)</text:span><text:span text:style-name="T2"> وَأَنزَلَ </text:span><text:span text:style-name="T5">۰</text:span><text:span text:style-name="T2">لذِينَ ظَـٰهَرُوهُم مِّــنَ اَهْلِ </text:span><text:span text:style-name="T5">۱</text:span><text:span text:style-name="T2">لْكِتَـٰبِ مِــن صَيَاصِيهِمْ وَقَذَفَ فِى قُلُوبِهِمُ </text:span><text:span text:style-name="T5">۴</text:span><text:span text:style-name="T2">لرُّعْبَؐ فَرۣيقاً تَقْتُلُونَ وَتَاسِرُونَ فَرۣيقاًؐ </text:span><text:span text:style-name="T3">(26)</text:span><text:span text:style-name="T2"> وَأَوْرَثَكُمُ; أَرْضَهُمْ وَدِيَـٰرَهُمْ وَأَمْوَ؛لَهُمْ وَأَرْضاً لَّمْ تَطَـُٔوهَاؐ وَكَانَ </text:span><text:span text:style-name="T5">۰</text:span><text:span text:style-name="T2">للَّهُ عَلَــيٰ كُــلّۣ شَيْءٍ قَدِيراًؐ </text:span><text:span text:style-name="T3">(27)</text:span><text:span text:style-name="T2"> يَـٰٓأَيُّهَا‏ </text:span><text:span text:style-name="T5">۰</text:span><text:span text:style-name="T2">لنَّبِىٓءُ قُل لَأِّزْوَ؛جِكَ إِن كُنتُنَّ تُرۣدْنَ </text:span><text:span text:style-name="T5">۰</text:span><text:span text:style-name="T2">لْحَيَوٰةَ </text:span><text:span text:style-name="T5">۰</text:span><text:span text:style-name="T2">لدُّنْيۭا وَزۣينَتَهَا فَتَعَالَيْــنَ ٱُمَتِّعْكُنَّ وَٱُسَرّۣحْكُنَّ سَرَاحاً جَمِيلًؐا </text:span><text:span text:style-name="T3">(28)</text:span><text:span text:style-name="T2"> وَإِننن كُنتُنَّ تُرۣدْنَ </text:span><text:span text:style-name="T5">۰</text:span><text:span text:style-name="T2">للَّهَ وَرَسُولَهُ„ وَالدَّارَ </text:span><text:span text:style-name="T5">۰</text:span><text:span text:style-name="T2">لاَخِرَةَ فَإِنَّ </text:span><text:span text:style-name="T5">۰</text:span><text:span text:style-name="T2">للَّهَ أَعَدَّ ڤِڤْمُحْسِنَـٰتِ مِنكُنَّ أَجْراٗ عَظِيماًؐ </text:span><text:span text:style-name="T3">(29)</text:span><text:span text:style-name="T2"> يَـٰنِسَآءَ </text:span><text:span text:style-name="T5">۰</text:span><text:span text:style-name="T2">لنَّبِىٓءِ مَنْ يَّاتِ مِنكُــنَّ بِفَـٰحِشَةٍ مُّبَيِّنَةٍ يُضَـٰعَفْ لَهَا </text:span><text:span text:style-name="T5">۰</text:span><text:span text:style-name="T2">لْعَذَابُ ضِعْفَيْنِؐ وَكَانننَ ذَ؛لِــكَ عَلَــي </text:span><text:span text:style-name="T5">۰</text:span><text:span text:style-name="T2">للَّهِ يَسِيراًؐ</text:span></text:p>
      <text:p text:style-name="P3" loext:marker-style-name="T2"/>
      <text:p text:style-name="P4" loext:marker-style-name="T2"><text:span text:style-name="T2">42</text:span></text:p>
      <text:p text:style-name="P2" loext:marker-style-name="T2"><text:span text:style-name="T3">(30)</text:span><text:span text:style-name="T2"> ¤ وَمَـنْ يَّقْنُتْ مِنكُــنَّ لِلهِ وَرَسُولِهِ” وَتَعْمَــلْ صَـٰڤِحاً نُّوتِهَآ أَجْرَهَا مَرَّتَيْنِ وَأَعْتَدْنَا لَهَا رۣزْقاً كَرۣيماًؐ </text:span><text:span text:style-name="T3">(31)</text:span><text:span text:style-name="T2"> يَـٰنِسَآءَ </text:span><text:span text:style-name="T5">۰</text:span><text:span text:style-name="T2">لنَّبِىٓءِ لَسْتُــنَّ كَأَحَدٍ مِّنَ </text:span><text:span text:style-name="T5">۰</text:span><text:span text:style-name="T2">لنِّسَآءِ انِ 'تَّقَيْتُنَّؐ فَلاَ تَخْضَعْنَ بِالْقَوْلِ فَيَطْمَعَ </text:span><text:span text:style-name="T5">۰ﻟ﮲</text:span><text:span text:style-name="T2"> فِى قَلْبِهِ” مَرَضٌ وَقُلْنَ قَوْلًا مَّعْرُوفاً </text:span><text:span text:style-name="T3">(32)</text:span><text:span text:style-name="T2"> وَقَرْنَ فِى بُيُوتِكُنَّؐ وَلاَ تَبَرَّجْنَ تَبَرُّجَ </text:span><text:span text:style-name="T5">۰</text:span><text:span text:style-name="T2">لْجَـٰهِلِيَّةِ </text:span><text:span text:style-name="T5">۱</text:span><text:span text:style-name="T2">لاُولۭيٰؐ وَأَقِمْنَ </text:span><text:span text:style-name="T5">۰</text:span><text:span text:style-name="T2">لصَّلَوٰةَ وَءَاتِينَ </text:span><text:span text:style-name="T5">۰</text:span><text:span text:style-name="T2">لزَّكَوٰةَؐ وَأَطِعْــنَ </text:span><text:span text:style-name="T5">۰</text:span><text:span text:style-name="T2">للَّهَ وَرَسُولَهُؐ; إِنَّمَا يُرۣيدُ </text:span><text:span text:style-name="T5">۴</text:span><text:span text:style-name="T2">للَّهُ لِيُذْهِبَ عَنكُمُ </text:span><text:span text:style-name="T5">۴</text:span><text:span text:style-name="T2">لرّۣجْــسَ أَهْلَ </text:span><text:span text:style-name="T5">۰</text:span><text:span text:style-name="T2">لْبَيْتِ وَيُطَهِّرَكُمْ تَطْهِيراًؐ </text:span><text:span text:style-name="T3">(33)</text:span><text:span text:style-name="T2"> وَاذْكُرْنَ مَا يُتْلۭيٰ فِى بُيُوتِكُــنَّ مِـنَ —ايَـٰتِ </text:span><text:span text:style-name="T5">۱</text:span><text:span text:style-name="T2">للَّهِ وَالْحِكْمَةِؐ إِنَّ </text:span><text:span text:style-name="T5">۰</text:span><text:span text:style-name="T2">للَّهَ كَانَ لَطِيفاٗ خَبِيراٗؐ </text:span><text:span text:style-name="T3">(34)</text:span><text:span text:style-name="T2"> اِنَّ </text:span><text:span text:style-name="T5">۰</text:span><text:span text:style-name="T2">لْمُسْلِمِينَ وَالْمُسْلِمَـٰتِ وَالْمُومِنِينَ وَالْمُومِنَـٰتِ وَالْقَـٰنِتِينَ وَالْقَـٰنِتَـٰتِ وَالصَّـٰدِقِينَ وَالصَّـٰدِقَـٰتِ وَالصَّـٰبِـرۣينَ وَالصَّـٰبِرَ؛تِ وَالْخَـٰشِعِينَ وَالْخَـٰشِعَـٰتِ وَالْمُتَصَدِّقِينَ وَالْمُتَصَدِّقَـٰتِ وَالصَّـٰٓئِمِينَ وَالصَّـٰٓئِمَـٰتِ وَالْحَـٰفِظِينَ فُرُوجَهُمْ وَالْحَـٰفِظَـٰتِ وَالذَّ؛كِرۣيــنَ </text:span><text:span text:style-name="T5">۰</text:span><text:span text:style-name="T2">للَّهَ كَثِيراً وَالذَّ؛كِرَ؛تِ أَعَدَّ </text:span><text:span text:style-name="T5">۰</text:span><text:span text:style-name="T2">للَّهُ لَهُم مَّغْفِرَةً وَأَجْراٗ عَظِيماًؐ </text:span><text:span text:style-name="T3">(35)</text:span><text:span text:style-name="T2"> وَمَا كَانَ لِمُومِنٍ وَلاَ مُومِنَةٖ</text:span></text:p>
      <text:p text:style-name="P3" loext:marker-style-name="T2"/>
      <text:p text:style-name="P4" loext:marker-style-name="T2"><text:span text:style-name="T2">4</text:span></text:p>
      <text:p text:style-name="P2" loext:marker-style-name="T2"><text:span text:style-name="T2">اِذَا قَضَــي </text:span><text:span text:style-name="T5">۰</text:span><text:span text:style-name="T2">للَّهُ وَرَسُولُهُ; أَمْراٗ اَن تَكُونَ لَهُمُ </text:span><text:span text:style-name="T5">۴</text:span><text:span text:style-name="T2">لْخِيَرَةُ مِنَ اَمْرۣهِمْؐ وَمَنْ يَّعْـصِ </text:span><text:span text:style-name="T5">۱</text:span><text:span text:style-name="T2">للَّهَ وَرَسُولَهُ„ فَقَد ضَّــلَّ ضَچَلًا مُّبِيناًؐ </text:span><text:span text:style-name="T3">(36)</text:span><text:span text:style-name="T2"> وَإِذْ تَقُولُ لِلذِىٓ أَنْعَمَ </text:span><text:span text:style-name="T5">۰</text:span><text:span text:style-name="T2">للَّهُ عَلَيْهِ وَأَنْعَمْــتَ عَلَيْهِ أَمْسِــكْ عَلَيْــكَ زَوْجَــكَ وَاتَّقِ </text:span><text:span text:style-name="T5">۱</text:span><text:span text:style-name="T2">للَّهَ وَتُخْفِى فِى نَفْسِــكَ مَا </text:span><text:span text:style-name="T5">۰</text:span><text:span text:style-name="T2">للَّهُ مُبْدِيهِ وَتَخْشَــي </text:span><text:span text:style-name="T5">۰</text:span><text:span text:style-name="T2">لنَّاسَ وَاللَّهُ أَحَقُّ أَن تَخْشۭيٰهُؐ ® فَلَمَّا قَضۭيٰ زَيْدٌ مِّنْهَا وَطَراً زَوَّجْنَـٰكَهَا لِكَىْ لاَ يَكُونَ عَلَــي </text:span><text:span text:style-name="T5">۰</text:span><text:span text:style-name="T2">لْمُومِنِينَ حَرَجٌ فِىٓ أَزْوَ؛جِ أَدْعِيَآئِهِمُ; إِذَا قَضَوْاْ مِنْهُنَّ وَطَراًؐ وَكَانَ أَمْرُ </text:span><text:span text:style-name="T5">۴</text:span><text:span text:style-name="T2">للَّهِ مَفْعُولًؐا </text:span><text:span text:style-name="T3">(37)</text:span><text:span text:style-name="T2"> مَّا كَانَ عَلَــي </text:span><text:span text:style-name="T5">۰</text:span><text:span text:style-name="T2">لنَّبِىٓءِ مِنْ حَرَجٍ فِيمَا فَرَضضضَ </text:span><text:span text:style-name="T5">۰</text:span><text:span text:style-name="T2">للَّهُ لَهُؐ, سُنَّةَ </text:span><text:span text:style-name="T5">۰</text:span><text:span text:style-name="T2">للَّهِ فِى </text:span><text:span text:style-name="T5">۱</text:span><text:span text:style-name="T2">لذِيــنَ خَلَوْاْ مِن قَبْلُؐ وَكَانَ أَمْرُ </text:span><text:span text:style-name="T5">۴</text:span><text:span text:style-name="T2">للَّهِ قَدَراً مَّقْدُوراٗؐ </text:span><text:span text:style-name="T3">(38)</text:span><text:span text:style-name="T2"> </text:span><text:span text:style-name="T5">۱</text:span><text:span text:style-name="T2">لذِينَ يُبَلِّغُونَ رۣسَـٰچَتِ </text:span><text:span text:style-name="T5">۱</text:span><text:span text:style-name="T2">للَّهِ وَيَخْشَوْنَهُ„ وَلاَ يَخْشَوْنَ أَحَداٗ اِلاَّ </text:span><text:span text:style-name="T5">۰</text:span><text:span text:style-name="T2">للَّهَؐ وَكَفۭيٰ بِاللَّهِ حَسِيباًؐ </text:span><text:span text:style-name="T3">(39)</text:span><text:span text:style-name="T2"> مَّا كَانَ مُحَمَّد٘ اَبَآ أَحَدٍ مِّن رّۣجَالِكُمْؐ وَچَكِن رَّسُولَ </text:span><text:span text:style-name="T5">۰</text:span><text:span text:style-name="T2">للَّهِ وَخَاتِمَ </text:span><text:span text:style-name="T5">۰</text:span><text:span text:style-name="T2">لنَّبِيٓــٕـﯧنَؐ وَكَانَ </text:span><text:span text:style-name="T5">۰</text:span><text:span text:style-name="T2">للَّهُ بِكُــلّۣ شَيْءٖ عَلِيماًؐ </text:span><text:span text:style-name="T3">(40)</text:span><text:span text:style-name="T2"> يَـٰٓأَيُّهَا </text:span><text:span text:style-name="T5">۰</text:span><text:span text:style-name="T2">لذِينَ ءَامَنُواْ </text:span><text:span text:style-name="T5">۶</text:span><text:span text:style-name="T2">ذْكُرُواْ </text:span><text:span text:style-name="T5">۴</text:span><text:span text:style-name="T2">للَّهَ ذِكْراً كَثِيراً </text:span><text:span text:style-name="T3">(41)</text:span><text:span text:style-name="T2"> وَسَبِّحُوهُ بُكْرَةً وَأَصِيلٗؐا </text:span><text:span text:style-name="T3">(42)</text:span><text:span text:style-name="T2"> هُوَ </text:span><text:span text:style-name="T5">۰ﻟ﮲</text:span><text:span text:style-name="T2"> يُصَلِّى عَلَيْكُمْ وَمَلَئِكَتُهُ„ ڤِيُخْرۣجَكُم</text:span></text:p>
      <text:p text:style-name="P3" loext:marker-style-name="T2"/>
      <text:p text:style-name="P4" loext:marker-style-name="T2"><text:span text:style-name="T2">44</text:span></text:p>
      <text:p text:style-name="P2" loext:marker-style-name="T2"><text:span text:style-name="T2">مِّــنَ </text:span><text:span text:style-name="T5">۰</text:span><text:span text:style-name="T2">لظُّلُمَـٰتِ إِلَي </text:span><text:span text:style-name="T5">۰</text:span><text:span text:style-name="T2">لنُّورۣؐ وَكَانَ بِالْمُومِنِينَ رَحِيماًؐ </text:span><text:span text:style-name="T3">(43)</text:span><text:span text:style-name="T2"> تَحِيَّتُهُمْ يَوْمَ يَلْقَوْنَهُ„ سَچَمٌؐ وَأَعَدَّ لَهُمُ; أَجْراً كَرۣيماًؐ </text:span><text:span text:style-name="T3">(44)</text:span><text:span text:style-name="T2"> يَـٰٓأَيُّهَا </text:span><text:span text:style-name="T5">۰</text:span><text:span text:style-name="T2">لنَّبِىٓءُ اِ۬نَّـآ أَرْسَلْنَـٰــكَ شَـٰهِداً وَمُبَشِّراً وَنَذِيراً </text:span><text:span text:style-name="T3">(45)</text:span><text:span text:style-name="T2"> وَدَاعِياٗ اِلَــي </text:span><text:span text:style-name="T5">۰</text:span><text:span text:style-name="T2">للَّهِ بِإِذْنِهِ” وَسِرَاجاً مُّنِيراًؐ </text:span><text:span text:style-name="T3">(46)</text:span><text:span text:style-name="T2"> وَبَشِّرۣ </text:span><text:span text:style-name="T5">۱</text:span><text:span text:style-name="T2">لْمُومِنِينَ بِأَنَّ لَهُم مِّــنَ </text:span><text:span text:style-name="T5">۰</text:span><text:span text:style-name="T2">للَّهِ فَضْلًا كَبِيراًؐ </text:span><text:span text:style-name="T3">(47)</text:span><text:span text:style-name="T2"> وَلاَ تُطِعِ </text:span><text:span text:style-name="T5">۱</text:span><text:span text:style-name="T2">لْكۭـٰفِـرۣينَ وَالْمُنَـٰفِقِينَؐ وَدَعَ اَذۭيٰهُمْؐ وَتَوَكَّــلْ عَلَــي </text:span><text:span text:style-name="T5">۰</text:span><text:span text:style-name="T2">للَّهِؐ وَكَفۭيٰ بِاللَّهِ وَكِيلًؐا </text:span><text:span text:style-name="T3">(48)</text:span><text:span text:style-name="T2"> © يَـٰٓأَيُّهَا </text:span><text:span text:style-name="T5">۰</text:span><text:span text:style-name="T2">لذِيــنَ ءَامَنُوٓاْ إِذَا نَكَحْتُمُ </text:span><text:span text:style-name="T5">۴</text:span><text:span text:style-name="T2">لْمُومِنَـٰــتِ ثُمَّ طَلَّقْتُمُوهُنَّ مِن قَبْـلِ أَن تَمَسُّوهُنَّ فَمَا لَكُمْ عَلَيْهِنَّ مِنْ عِدَّةٍ تَعْتَدُّونَهَاؐ فَمَتِّعُوهُنَّ وَسَرّۣحُوهُنَّ سَرَاحاً جَمِيلًؐا </text:span><text:span text:style-name="T3">(49)</text:span><text:span text:style-name="T2"> يَـٰٓأَيُّهَا‏ </text:span><text:span text:style-name="T5">۰</text:span><text:span text:style-name="T2">لنَّبِىٓءُ اِ۬نَّآ أَحْلَلْنَا لَــكَ أَزْوَ؛جَــكَ </text:span><text:span text:style-name="T5">۰</text:span><text:span text:style-name="T2">لــتِىٓ ءَاتَيْتَ ٱُجُورَهُنَّ وَمَا مَلَكَتْ يَمِينُــكَ مِمَّآ أَفَآءَ </text:span><text:span text:style-name="T5">۰</text:span><text:span text:style-name="T2">للَّهُ عَلَيْــكَ وَبَنَاتِ عَمِّــكَ وَبَنَاتِ عَمَّـٰتِــكَ وَبَنَاتِ خَالِــكَ وَبَنَاتِ خَـٰچَتِــكَ </text:span><text:span text:style-name="T5">۰</text:span><text:span text:style-name="T2">لـــتِى هَاجَرْنَ مَعَــكَ وَامْرَأَةً مُّومِنَةٗ اِنْ وَّهَبَتْ نَفْسَهَا لِلنَّبِىٓءِ انَ اَرَادَ‏ </text:span><text:span text:style-name="T5">۰</text:span><text:span text:style-name="T2">لنَّبِىٓءُ اَ۬نْ يَّسْتَنكِحَهَاؐ خَالِصَةً لَّــكَ مِن دُونِ </text:span><text:span text:style-name="T5">۱</text:span><text:span text:style-name="T2">لْمُومِنِينَؐ قَدْ عَلِمْنَا مَا فَرَضْنَا عَلَيْهِمْ فِىٓ أَزْوَ؛جِهِمْ وَمَا مَلَكَتَ</text:span></text:p>
      <text:p text:style-name="P3" loext:marker-style-name="T2"/>
      <text:p text:style-name="P4" loext:marker-style-name="T2"><text:span text:style-name="T2">45</text:span></text:p>
      <text:p text:style-name="P2" loext:marker-style-name="T2"><text:span text:style-name="T2">اَيْمَـٰنُهُمْ لِكَيْلاَ يَكُونَ عَلَيْــكَ حَرَجٌؐ وَكَانَ </text:span><text:span text:style-name="T5">۰</text:span><text:span text:style-name="T2">للَّهُ غَفُوراً رَّحِيماًؐ </text:span><text:span text:style-name="T3">(50)</text:span><text:span text:style-name="T2"> تُرْجىِ مَن تَشَآءُ مِنْهُنَّ وَتُـْٔوۣىٓ إِلَيْــكَ مَــن تَشَآءُؐ وَمَنِ 'بْتَغَيْتَ مِمَّنْ عَزَلْــتَ فَلاَ جُنَاحَ عَلَيْــكَؐ ذَ؛لِــكَ أَدْنۭيٰٓ أَن تَقَرَّ أَعْيُنُهُنَّ وَلاَ يَحْزَنَّ وَيَرْضَيْنَ بِمَآ ءَاتَيْتَهُــنَّ كُلُّهُـنَّؐ وَاللَّهُ يَعْلَمُ مَا فِى قُلُوبِكُمْؐ وَكَانَ </text:span><text:span text:style-name="T5">۰</text:span><text:span text:style-name="T2">للَّهُ عَلِيماٗ حَلِيماًؐ </text:span><text:span text:style-name="T3">(51)</text:span><text:span text:style-name="T2"> لاَّ يَحِلُّ لَــكَ </text:span><text:span text:style-name="T5">۰</text:span><text:span text:style-name="T2">لنِّسَآءُ مِنۢ بَعْدُ وَلآَ أَن تَبَدَّلَ بِهِنَّ مِنَ اَزْوَ؛جٍ وَلَوَ اَعْجَبَــكَ حُسْنُهُنَّ إِلاَّ مَا مَلَكَتْ يَمِينُــكَؐ وَكَانَ </text:span><text:span text:style-name="T5">۰</text:span><text:span text:style-name="T2">للَّهُ عَلَــيٰ كُــلّۣ شَيْءٍ رَّقِيباًؐ </text:span><text:span text:style-name="T3">(52)</text:span><text:span text:style-name="T2"> ® يَـٰٓأَيُّهَا </text:span><text:span text:style-name="T5">۰</text:span><text:span text:style-name="T2">لذِيــنَ ءَامَنُواْ لاَ تَدْخُلُواْ بُيُوتَ </text:span><text:span text:style-name="T5">۰</text:span><text:span text:style-name="T2">لنَّبِىٓءِ الٓاَّ أَنْ يُّوذَنَ لَكُمُ; إِلَــيٰ طَعَامٖ غَيْرَ نَـٰظِرۣينَ إِنۭيٰهُؐ وَچَكِنِ اِذَا دُعِيتُمْ فَادْخُلُواْ فَإِذَا طَعِمْتُمْ فَانتَشِرُواْ وَلاَ مُسْتَـٰنِسِينَ لِحَدِيثٖؐ اِنَّ ذَ؛لِكُمْ كَانَ يُوذى </text:span><text:span text:style-name="T5">۱</text:span><text:span text:style-name="T2">لنَّبِىٓءَ فَيَسْتَحْىِ” مِنكُمْؐ وَاللَّهُ لاَ يَسْتَحْىِ” مِــنَ </text:span><text:span text:style-name="T5">۰</text:span><text:span text:style-name="T2">لْحَقﱢّؐ وَإِذَا سَأَلْتُمُوهُــنَّ مَتَـٰعاً فَسْـَٔلُوهُنَّ مِنْ وَّرَآءِ حِجَابٍؐ ذَ؛لِكُمُ; أَطْهَرُ لِقُلُوبِكُمْ وَقُلُوبِهِنَّؐ وَمَا كَانَ لَكُمُ; أَن تُوذُواْ رَسُولَ </text:span><text:span text:style-name="T5">۰</text:span><text:span text:style-name="T2">للَّهِ وَلآَ أَن تَنكِحُوٓاْ أَزْوَ؛جَهُ„ مِـنۢ بَعْدِهِ“ أَبَداٗؐ اِنَّ ذَ؛لِكُمْ كَانَ عِندَ </text:span><text:span text:style-name="T5">۰</text:span><text:span text:style-name="T2">للَّهِ عَظِيماٗؐ </text:span><text:span text:style-name="T3">(53)</text:span></text:p>
      <text:p text:style-name="P3" loext:marker-style-name="T2"/>
      <text:p text:style-name="P4" loext:marker-style-name="T2"><text:span text:style-name="T2">46</text:span></text:p>
      <text:p text:style-name="P2" loext:marker-style-name="T2"><text:span text:style-name="T2">اِن تُبْدُواْ شَيْـٔاٗ اَوْ تُخْفُوهُ فَإِنَّ </text:span><text:span text:style-name="T5">۰</text:span><text:span text:style-name="T2">للَّهَ كَانَ بِكُــلّۣ شَيْءٖ عَلِيماًؐ </text:span><text:span text:style-name="T3">(54)</text:span><text:span text:style-name="T2"> لاَّ جُنَاحَ عَلَيْهِنَّ فِىٓ ءَابَآئِهِنَّ وَلآَ أَبْنَآئِهِنَّ وَلآَ إِخْوَ؛نِهِنَّ وَلآَ أَبْنَآءِ اخْوَ؛نِهِنَّ وَلآَ أَبْنَآءِ اَ۬خَوَ؛تِهِنَّ وَلاَ نِسَآئِهِنَّ وَلاَ مَا مَلَكَتَ اَيْمَـٰنُهُنَّؐ وَاتَّقِيــنَ </text:span><text:span text:style-name="T5">۰</text:span><text:span text:style-name="T2">للَّهَؐ إِنننَّ </text:span><text:span text:style-name="T5">۰</text:span><text:span text:style-name="T2">للَّهَ كَانَ عَلَــيٰ كُــلّۣ شَيْءٍ شَهِيداٗؐ </text:span><text:span text:style-name="T3">(55)</text:span><text:span text:style-name="T2"> اِنَّ </text:span><text:span text:style-name="T5">۰</text:span><text:span text:style-name="T2">للَّهَ وَمَلَئِكَتَهُ„ يُصَلُّونَ عَلَــي </text:span><text:span text:style-name="T5">۰</text:span><text:span text:style-name="T2">لنَّبِىٓءِؐ يَـٰٓأَيُّهَا </text:span><text:span text:style-name="T5">۰</text:span><text:span text:style-name="T2">لذِيــنَ ءَامَنُواْ صَلُّواْ عَلَيْهِ وَسَلِّمُواْ تَسْلِيماٗؐ </text:span><text:span text:style-name="T3">(56)</text:span><text:span text:style-name="T2"> اِنَّ </text:span><text:span text:style-name="T5">۰</text:span><text:span text:style-name="T2">لذِينَ يُوذُونَ </text:span><text:span text:style-name="T5">۰</text:span><text:span text:style-name="T2">للَّهَ وَرَسُولَهُ„ لَعَنَهُمُ </text:span><text:span text:style-name="T5">۴</text:span><text:span text:style-name="T2">للَّهُ فِى </text:span><text:span text:style-name="T5">۱</text:span><text:span text:style-name="T2">لدُّنْيۭا وَالاَخِرَةِ وَأَعَدَّ لَهُمْ عَذَاباً مُّهِيناًؐ </text:span><text:span text:style-name="T3">(57)</text:span><text:span text:style-name="T2"> وَالذِينَ يُوذُونَ </text:span><text:span text:style-name="T5">۰</text:span><text:span text:style-name="T2">لْمُومِنِينَ وَالْمُومِنَـٰــتِ بِغَيْرۣ مَا "كْتَسَبُواْ فَقَدِ 'حْتَمَلُواْ بُهْتَـٰناً وَإِثْماً مُّبِيناًؐ </text:span><text:span text:style-name="T3">(58)</text:span><text:span text:style-name="T2"> يَـٰٓأَيُّهَا‏ </text:span><text:span text:style-name="T5">۰</text:span><text:span text:style-name="T2">لنَّبِىٓءُ قُل لَأِّزْوَ؛جِــكَ وَبَنَاتِــكَ وَنِسَآءِ </text:span><text:span text:style-name="T5">۱</text:span><text:span text:style-name="T2">لْمُومِنِينَ يُدْنِيــنَ عَلَيْهِنَّ مِن جَچَبِيبِهِنَّؐ ذَ؛لِكَ أَدْنۭيٰٓ أَنْ يُّعْرَفْــنَ فَلاَ يُوذَيْنَؐ وَكَانَ </text:span><text:span text:style-name="T5">۰</text:span><text:span text:style-name="T2">للَّهُ غَفُوراً رَّحِيماًؐ </text:span><text:span text:style-name="T3">(59)</text:span><text:span text:style-name="T2"> ¥ لَّئِن لَّمْ يَنتَهِ </text:span><text:span text:style-name="T5">۱</text:span><text:span text:style-name="T2">لْمُنَـٰفِقُونَ وَالذِينَ فِى قُلُوبِهِم مَّرَضٌ وَالْمُرْجِفُونَ فِى </text:span><text:span text:style-name="T5">۱</text:span><text:span text:style-name="T2">لْمَدِينَةِ لَنُغْرۣيَنَّكَ بِهِمْ ثُمَّ لاَ يُجَاوۣرُونَكَ فِيهَآ إِلاَّ قَلِيلًا </text:span><text:span text:style-name="T3">(60)</text:span><text:span text:style-name="T2"> مَّلْعُونِينَؐ أَيْنَمَا ثُقِفُوٓاْ ٱُخِذُواْ وَقُتِّلُواْ تَقْتِيلًؐا </text:span><text:span text:style-name="T3">(61)</text:span></text:p>
      <text:p text:style-name="P3" loext:marker-style-name="T2"/>
      <text:p text:style-name="P4" loext:marker-style-name="T2"><text:span text:style-name="T2">47</text:span></text:p>
      <text:p text:style-name="P2" loext:marker-style-name="T2"><text:span text:style-name="T2">سُنَّةَ </text:span><text:span text:style-name="T5">۰</text:span><text:span text:style-name="T2">للَّهِ فِى </text:span><text:span text:style-name="T5">۱</text:span><text:span text:style-name="T2">لذِيــنَ خَلَوْاْ مِــن قَبْلُؐ وَلَن تَجِدَ لِسُنَّةِ </text:span><text:span text:style-name="T5">۱</text:span><text:span text:style-name="T2">للَّهِ تَبْدِيلًؐا </text:span><text:span text:style-name="T3">(62)</text:span><text:span text:style-name="T2"> يَسْـَٔلُكَ </text:span><text:span text:style-name="T5">۰</text:span><text:span text:style-name="T2">لنَّاسسسُ عَنِ </text:span><text:span text:style-name="T5">۱</text:span><text:span text:style-name="T2">لسَّاعَةِؐ قُـلِ اِنَّمَا عِلْمُهَا عِندَ </text:span><text:span text:style-name="T5">۰</text:span><text:span text:style-name="T2">للَّهِؐ وَمَا يُدْرۣيــكَؐ لَعَــلَّ </text:span><text:span text:style-name="T5">۰</text:span><text:span text:style-name="T2">لسَّاعَةَ تَكُونُ قَرۣيباٗؐ </text:span><text:span text:style-name="T3">(63)</text:span><text:span text:style-name="T2"> اِنَّ </text:span><text:span text:style-name="T5">۰</text:span><text:span text:style-name="T2">للَّهَ لَعَنَ </text:span><text:span text:style-name="T5">۰</text:span><text:span text:style-name="T2">لْكۭـٰفِـرۣينَ وَأَعَدَّ لَهُمْ سَعِيراٗ </text:span><text:span text:style-name="T3">(64)</text:span><text:span text:style-name="T2"> خَـٰلِدِينَ فِيهَآ أَبَداً لاَّ يَجِدُونَ وَلِيّاً وَلاَ نَصِيراًؐ </text:span><text:span text:style-name="T3">(65)</text:span><text:span text:style-name="T2"> يَوْمَ تُقَلَّبُ وُجُوهُهُمْ فِى </text:span><text:span text:style-name="T5">۱</text:span><text:span text:style-name="T2">لنّۭارۣ يَقُولُونَ يَـٰلَيْتَنَآ أَطَعْنَا </text:span><text:span text:style-name="T5">۰</text:span><text:span text:style-name="T2">للَّهَ وَأَطَعْنَا </text:span><text:span text:style-name="T5">۰</text:span><text:span text:style-name="T2">لرَّسُولؐاَ </text:span><text:span text:style-name="T3">(66)</text:span><text:span text:style-name="T2"> وَقَالُواْ رَبَّنَآ إِنَّآ أَطَعْنَا سَادَتَنَا وَكُبَرَآءَنَا فَأَضَلُّونَا </text:span><text:span text:style-name="T5">۰</text:span><text:span text:style-name="T2">لسَّبِيلؐاَ </text:span><text:span text:style-name="T3">(67)</text:span><text:span text:style-name="T2"> رَبَّنَآ ءَاتِهِمْ ضِعْفَيْنِ مِـنَ </text:span><text:span text:style-name="T5">۰</text:span><text:span text:style-name="T2">لْعَذَابِ وَالْعَنْهُمْ لَعْناً كَثِيراًؐ </text:span><text:span text:style-name="T3">(68)</text:span><text:span text:style-name="T2"> يَـٰٓأَيُّهَا </text:span><text:span text:style-name="T5">۰</text:span><text:span text:style-name="T2">لذِيــنَ ءَامَنُواْ لاَ تَكُونُواْ كَالذِينَ ءَاذَوْاْ مُوسۭيٰ فَبَرَّأَهُ </text:span><text:span text:style-name="T5">۴</text:span><text:span text:style-name="T2">للَّهُ مِمَّا قَالُواْؐ وَكَانَ عِندَ </text:span><text:span text:style-name="T5">۰</text:span><text:span text:style-name="T2">للَّهِ وَجِيهاًؐ </text:span><text:span text:style-name="T3">(69)</text:span><text:span text:style-name="T2"> يَـٰٓأَيُّهَا </text:span><text:span text:style-name="T5">۰</text:span><text:span text:style-name="T2">لذِيــنَ ءَامَنُواْ èتَّقُواْ </text:span><text:span text:style-name="T5">۴</text:span><text:span text:style-name="T2">للَّهَ وَقُولُواْ قَوْلًا سَدِيداً </text:span><text:span text:style-name="T3">(70)</text:span><text:span text:style-name="T2"> يُصْلِحْ لَكُمُ; أَعْمَـٰلَكُمْ وَيَغْفِرْ لَكُمْ ذُنُوبَكُمْؐ وَمَنْ يُّطِعِ </text:span><text:span text:style-name="T5">۱</text:span><text:span text:style-name="T2">للَّهَ وَرَسُولَهُ„ فَقَدْ فَازَ فَوْزاٗ عَظِيماٗؐ </text:span><text:span text:style-name="T3">(71)</text:span><text:span text:style-name="T2"> اِنَّا عَرَضْنَا </text:span><text:span text:style-name="T5">۰</text:span><text:span text:style-name="T2">لاَمَانَةَ عَلَــي </text:span><text:span text:style-name="T5">۰</text:span><text:span text:style-name="T2">لسَّمَـٰوَ؛تِ وَالاَرْضِ وَالْجِبَالِ فَأَبَيْنَ أَنْ يَّحْمِلْنَهَا وَأَشْفَقْنَ مِنْهَاؐ وَحَمَلَهَا </text:span><text:span text:style-name="T5">۰</text:span><text:span text:style-name="T2">لِانسَـٰنُ</text:span></text:p>
      <text:p text:style-name="P3" loext:marker-style-name="T2"/>
      <text:p text:style-name="P4" loext:marker-style-name="T2"><text:span text:style-name="T2">48</text:span></text:p>
      <text:p text:style-name="P2" loext:marker-style-name="T2"><text:span text:style-name="T2">إِنَّهُ„ كَانَ ظَلُوماً جَهُولًا </text:span><text:span text:style-name="T3">(72)</text:span><text:span text:style-name="T2"> لِّيُعَذِّبَ </text:span><text:span text:style-name="T5">۰</text:span><text:span text:style-name="T2">للَّهُ </text:span><text:span text:style-name="T5">۴</text:span><text:span text:style-name="T2">لْمُنَـٰفِقِينَ وَالْمُنَـٰفِقَـٰتِ وَالْمُشْرۣكِينَ وَالْمُشْرۣكَـٰتِ وَيَتُوبَ </text:span><text:span text:style-name="T5">۰</text:span><text:span text:style-name="T2">للَّهُ عَلَــي </text:span><text:span text:style-name="T5">۰</text:span><text:span text:style-name="T2">لْمُومِنِينَ وَالْمُومِنَـٰتِؐ وَكَانَ </text:span><text:span text:style-name="T5">۰</text:span><text:span text:style-name="T2">للَّهُ غَفُوراً رَّحِيماٗ </text:span><text:span text:style-name="T3">(73)</text:span><text:span text:style-name="T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writing-mode="rl-tb"/>
      <style:text-properties fo:color="#c00000" loext:opacity="100%" style:font-name="AALMAGHRIBI" fo:font-family="AALMAGHRIBI" style:font-pitch="variable" fo:font-size="26pt" fo:language="en" fo:country="US" style:font-name-asian="Times New Roman" style:font-family-asian="'Times New Roman'" style:font-family-generic-asian="system" style:font-pitch-asian="variable" style:font-size-asian="26pt" style:font-name-complex="AALMAGHRIBI1" style:font-family-complex="AALMAGHRIBI" style:font-family-generic-complex="system" style:font-pitch-complex="variable" style:font-size-complex="26pt"/>
    </style:style>
    <style:style style:name="Default_20_Paragraph_20_Font" style:display-name="Default Paragraph Font" style:family="text"/>
    <style:style style:name="Titre_20_1_20_Car" style:display-name="Titre 1 Car" style:family="text" style:parent-style-name="Default_20_Paragraph_20_Font">
      <style:text-properties fo:color="#c00000" loext:opacity="100%" style:font-name="AALMAGHRIBI" fo:font-family="AALMAGHRIBI" style:font-pitch="variable" fo:font-size="26pt" fo:language="en" fo:country="US" style:font-size-asian="26pt" style:font-name-complex="AALMAGHRIBI1" style:font-family-complex="AALMAGHRIBI" style:font-family-generic-complex="system" style:font-pitch-complex="variable" style:font-size-complex="2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3:48:38.326807352</meta:creation-date>
    <dc:date>2025-03-03T13:48:57.833751220</dc:date>
    <meta:editing-duration>PT22S</meta:editing-duration>
    <meta:editing-cycles>1</meta:editing-cycles>
    <meta:document-statistic meta:table-count="0" meta:image-count="0" meta:object-count="0" meta:page-count="12" meta:paragraph-count="24" meta:word-count="1391" meta:character-count="7832" meta:non-whitespace-character-count="6469"/>
    <meta:generator>LibreOffice/24.8.2.1$Linux_X86_64 LibreOffice_project/0f794b6e29741098670a3b95d60478a65d05ef13</meta:generator>
  </office:meta>
</office:document-meta>
</file>